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ourierNewPSMT" fo:font-size="15pt" style:font-name-asian="CourierNewPSMT" style:font-size-asian="15pt" style:font-name-complex="CourierNewPSMT" style:font-size-complex="15pt"/>
    </style:style>
    <style:style style:name="P2" style:family="paragraph" style:parent-style-name="Standard" style:list-style-name="">
      <style:paragraph-properties style:text-autospace="none"/>
      <style:text-properties style:font-name="CourierNewPSMT" fo:font-size="15pt" style:font-name-asian="CourierNewPSMT" style:font-size-asian="15pt" style:font-name-complex="CourierNewPSMT" style:font-size-complex="15pt"/>
    </style:style>
    <style:style style:name="P3" style:family="paragraph" style:parent-style-name="Standard" style:list-style-name="">
      <style:paragraph-properties style:text-autospace="none"/>
      <style:text-properties fo:font-size="15pt" style:font-size-asian="15pt" style:font-size-complex="15pt"/>
    </style:style>
    <style:style style:name="T1" style:family="text">
      <style:text-properties style:font-name="CourierNewPSMT" fo:font-size="8pt" style:font-name-asian="CourierNewPSMT" style:font-size-asian="8pt" style:font-name-complex="CourierNewPSMT" style:font-size-complex="8pt"/>
    </style:style>
    <style:style style:name="T2" style:family="text">
      <style:text-properties style:font-name="CourierNewPSMT" style:font-name-asian="CourierNewPSMT" style:font-name-complex="CourierNewPSM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ncipales objetos implicitos</text:p>
      <text:p text:style-name="Standard">Objetos implícitos  </text:p>
      <text:p text:style-name="Standard">JSP utiliza los objetos implícitos, basados en la API de servlets  </text:p>
      <text:p text:style-name="Standard">Estos objetos están disponibles para su uso en páginas JSP. </text:p>
      <text:p text:style-name="Standard">Los más importantes son: </text:p>
      <text:p text:style-name="Standard"><text:span text:style-name="T4">request</text:span>  Instancia de HttpServletRequest. Representa la petición pasada como argumento de _jspService(). Proporciona entre otras cosas los parámetros recibidos del cliente, el tipo de petición (GET/POST), etc. </text:p>
      <text:p text:style-name="Standard">response  Instancia de HttpServletResponse que representa la respuesta del servidor a la petición session  Instancia de HttpSession, permite acceder a la sesión para leer/escribir datos en ella </text:p>
      <text:p text:style-name="Standard">out  Instancia de JspWriter, el writer en el que se escribe la respuesta </text:p>
      <text:p text:style-name="Standard"/>
      <text:p text:style-name="P1">&lt;%</text:p>
      <text:p text:style-name="P1">// Este es un scriptlet</text:p>
      <text:p text:style-name="P1">// Es código en Java que captura los parámetros enviados</text:p>
      <text:p text:style-name="P1">// en el objeto "request"</text:p>
      <text:p text:style-name="P1">String transp = request.getParameter("transporte");</text:p>
      <text:p text:style-name="P1">String ciudad = request.getParameter("ciudad");</text:p>
      <text:p text:style-name="P1">String bosque = request.getParameter("bosque");</text:p>
      <text:p text:style-name="P1">String playa = request.getParameter("playa");</text:p>
      <text:p text:style-name="P1">%&gt;</text:p>
      <text:p text:style-name="P1"/>
      <text:p text:style-name="P3"><text:span text:style-name="T2">Ejemplo de uso de objetos implícitos  </text:span></text:p>
      <text:p text:style-name="P3"><text:span text:style-name="T2">Aplicación que genera un numero y le devuelve en la siguiente página como el nº de la suerte. Utiliza un fichero jsp que genere el dato <text:s/>y se los pasa a otra página JSP que lo muestra . El paso de los datos <text:s/>al JSP se realiza a través de un objeto implícito: el objeto request </text:span></text:p>
      <text:p text:style-name="P3"><text:span text:style-name="T2"/></text:p>
      <text:p text:style-name="P3"><text:span text:style-name="T2">//Paso de párametros (get)</text:span></text:p>
      <text:p text:style-name="P3"><text:span text:style-name="T2">p1.jsp?suerte=7</text:span></text:p>
      <text:p text:style-name="P3"><text:span text:style-name="T2">p1.jsp?suerte=&lt;%=valor%&gt;</text:span></text:p>
      <text:p text:style-name="P3"><text:span text:style-name="T2"/></text:p>
      <text:p text:style-name="P2">// Extracción de los parámetros recibidos</text:p>
      <text:p text:style-name="P3"><text:span text:style-name="T2">String suerte = request.getParameter("suerte"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9:23:31.39</meta:creation-date>
    <meta:document-statistic meta:table-count="0" meta:image-count="0" meta:object-count="0" meta:page-count="1" meta:paragraph-count="24" meta:word-count="213" meta:character-count="1452"/>
    <dc:date>2019-09-23T19:34:05.80</dc:date>
    <meta:editing-duration>PT10M34S</meta:editing-duration>
    <meta:editing-cycles>1</meta:editing-cycles>
    <meta:generator>OpenOffice/4.1.5$Win32 OpenOffice.org_project/415m1$Build-9789</meta:generator>
  </office:meta>
</office:document-meta>
</file>